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78.25pt" svg:height="402.18pt" svg:x="0pt" svg:y="167.7pt">
            <draw:object draw:notify-on-update-of-ranges="Sheet1.A4:Sheet1.A10 Sheet1.B3:Sheet1.B3 Sheet1.B4:Sheet1.B10 Sheet1.A4:Sheet1.A10 Sheet1.C3:Sheet1.C3 Sheet1.C4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C10 on a single core of : Intel(R) Core(TM) i5-8350U CPU @ 1.70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nodejs</text:p>
          </table:table-cell>
          <table:table-cell table:style-name="ce1" office:value-type="string" calcext:value-type="string">
            <text:p>java</text:p>
          </table:table-cell>
          <table:table-cell table:style-name="ce3" office:value-type="string" calcext:value-type="string">
            <text:p>Node-imp</text:p>
          </table:table-cell>
          <table:table-cell table:style-name="ce3" office:value-type="string" calcext:value-type="string">
            <text:p>Java-imp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.8" calcext:value-type="float">
            <text:p>3.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60" calcext:value-type="float">
            <text:p>660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nodej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5:01:08.96287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18:51.457268948</meta:creation-date>
    <dc:date>2018-10-24T16:03:51.189220107</dc:date>
    <meta:editing-duration>PT7H13M14S</meta:editing-duration>
    <meta:editing-cycles>5</meta:editing-cycles>
    <meta:generator>LibreOffice/6.0.6.2$Linux_X86_64 LibreOffice_project/0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28cm" svg:height="14.189cm" xlink:href=".." xlink:type="simple" chart:class="chart:scatter" chart:style-name="ch1">
        <chart:title svg:x="8.282cm" svg:y="0.419cm" chart:style-name="ch2">
          <text:p>System Model Simulation Scalability</text:p>
        </chart:title>
        <chart:legend chart:legend-position="end" svg:x="21.579cm" svg:y="6.546cm" style:legend-expansion="high" chart:style-name="ch3"/>
        <chart:plot-area chart:style-name="ch4" table:cell-range-address="Sheet1.A4:Sheet1.C10 Sheet1.B3:Sheet1.C3" chart:data-source-has-labels="row" svg:x="1.489cm" svg:y="1.481cm" svg:width="19.612cm" svg:height="11.444cm">
          <chartooo:coordinate-region svg:x="2.481cm" svg:y="1.681cm" svg:width="18.248cm" svg:height="10.597cm"/>
          <chart:axis chart:dimension="x" chart:name="primary-x" chart:style-name="ch5">
            <chart:title svg:x="10.629cm" svg:y="13.208cm" chart:style-name="ch6">
              <text:p>seconds</text:p>
            </chart:title>
          </chart:axis>
          <chart:axis chart:dimension="y" chart:name="primary-y" chart:style-name="ch5">
            <chart:title svg:x="0.451cm" svg:y="7.71cm" chart:style-name="ch7">
              <text:p>nodes</text:p>
            </chart:title>
            <chart:grid chart:style-name="ch8" chart:class="major"/>
          </chart:axis>
          <chart:series chart:style-name="ch9" chart:values-cell-range-address="Sheet1.B4:Sheet1.B10" chart:label-cell-address="Sheet1.B3:Sheet1.B3" chart:class="chart:scatter">
            <chart:domain table:cell-range-address="Sheet1.A4:Sheet1.A10"/>
            <chart:data-point chart:repeated="7"/>
          </chart:series>
          <chart:series chart:style-name="ch10" chart:values-cell-range-address="Sheet1.C4:Sheet1.C10" chart:label-cell-address="Sheet1.C3:Sheet1.C3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dejs</text:p>
                <draw:g>
                  <svg:desc>Sheet1.B3:Sheet1.B3</svg:desc>
                </draw:g>
              </table:table-cell>
              <table:table-cell office:value-type="string">
                <text:p>java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:Sheet1.A10</svg:desc>
                </draw:g>
              </table:table-cell>
              <table:table-cell office:value-type="float" office:value="0.5">
                <text:p>0.5</text:p>
                <draw:g>
                  <svg:desc>Sheet1.B4:Sheet1.B10</svg:desc>
                </draw:g>
              </table:table-cell>
              <table:table-cell office:value-type="float" office:value="6">
                <text:p>6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1">
                <text:p>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0">
                <text:p>1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100">
                <text:p>1100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